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Default" table:number-columns-repeated="2"/>
          <table:table-cell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office:value-type="float" office:value="345" calcext:value-type="float">
            <text:p>345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2"/>
          <table:table-cell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9" calcext:value-type="float">
            <text:p>339</text:p>
          </table:table-cell>
          <table:table-cell table:style-name="Default"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style-name="Default" table:number-columns-repeated="2"/>
          <table:table-cell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formula="of:=AVERAGE([.M2:.M312])" office:value-type="float" office:value="0.0000272279362801632" calcext:value-type="float">
            <text:p>2.72279362801632E-05</text:p>
          </table:table-cell>
          <table:table-cell table:formula="of:=AVERAGE([.N2:.N312])" office:value-type="float" office:value="0.0000438190069731178" calcext:value-type="float">
            <text:p>4.38190069731178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10:10:33.5909653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4-09T10:26:41.276594560</dc:date>
    <meta:editing-duration>P1DT3H28M11S</meta:editing-duration>
    <meta:editing-cycles>176</meta:editing-cycles>
    <meta:generator>LibreOffice/7.3.2.2$Linux_X86_64 LibreOffice_project/30$Build-2</meta:generator>
    <meta:document-statistic meta:table-count="1" meta:cell-count="4961" meta:object-count="0"/>
  </office:meta>
</office:document-meta>
</file>